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LS_15_12_2_5_Java8_Test.with_single_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LS_15_12_2_5_Java8_Test.with_single_arg_and_null_Object_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S_15_12_2_5_Java8_Test.with_variable_arg_and_null_Object_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LS_15_12_2_5_Java8_Test.with_variable_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LS_15_12_2_5_Java6_Java7_Test.with_variable_arg_and_null_Objec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LS_15_12_2_5_Java6_Java7_Test.with_variable_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LS_15_12_2_5_Java6_Java7_Test.with_single_arg_and_matcher_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LS_15_12_2_5_Java6_Java7_Test.with_variable_arg_and_matcher_String_array_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LS_15_12_2_5_Java8_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LS_15_12_2_5_Java6_Java7_Test.with_variable_arg_and_matcher_String_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LS_15_12_2_5_Java6_Java7_Test.with_single_arg_and_null_Object_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LS_15_12_2_5_Java6_Java7_Test.with_single_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LS_15_12_2_5_Java6_Java7_Test.with_variable_arg_and_null_Object_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LS_15_12_2_5_Java6_Java7_Test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S_15_12_2_5_Java8_Test.with_variable_arg_and_null_Objec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